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689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float" office:value="694547">
            <text:p>694547</text:p>
          </table:table-cell>
          <table:table-cell office:value-type="string">
            <text:p>/business-industry/caterers/hygieneratings/fhrsguideforbusiness/</text:p>
          </table:table-cell>
          <table:table-cell office:value-type="string">
            <text:p>Tree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9521">
            <text:p>659521</text:p>
          </table:table-cell>
          <table:table-cell office:value-type="string">
            <text:p>/business-industry/farmingfood/cleaner-animals/cleaner-cattle-sheep/</text:p>
          </table:table-cell>
          <table:table-cell office:value-type="string">
            <text:p>Tree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5654">
            <text:p>705654</text:p>
          </table:table-cell>
          <table:table-cell office:value-type="string">
            <text:p>/enforcement/enforcework/enforce_authorities/resourcepack/</text:p>
          </table:table-cell>
          <table:table-cell office:value-type="string">
            <text:p>TreeBranch</text:p>
          </table:table-cell>
          <table:table-cell/>
        </table:table-row>
        <table:table-row table:style-name="ro1">
          <table:table-cell office:value-type="float" office:value="666802">
            <text:p>666802</text:p>
          </table:table-cell>
          <table:table-cell office:value-type="string">
            <text:p>/enforcement/enforcework/food-law/code-sampling/61/</text:p>
          </table:table-cell>
          <table:table-cell office:value-type="string">
            <text:p>TreeBranch</text:p>
          </table:table-cell>
          <table:table-cell/>
        </table:table-row>
        <table:table-row table:style-name="ro1">
          <table:table-cell office:value-type="float" office:value="657032">
            <text:p>657032</text:p>
          </table:table-cell>
          <table:table-cell office:value-type="string">
            <text:p>/enforcement/enforcework/food-law/food-law-administration/food-law-1-3/</text:p>
          </table:table-cell>
          <table:table-cell office:value-type="string">
            <text:p>TreeBranch</text:p>
          </table:table-cell>
          <table:table-cell/>
        </table:table-row>
        <table:table-row table:style-name="ro1">
          <table:table-cell office:value-type="float" office:value="657037">
            <text:p>657037</text:p>
          </table:table-cell>
          <table:table-cell office:value-type="string">
            <text:p>/enforcement/enforcework/food-law/food-law-administration/food-law-1-4/</text:p>
          </table:table-cell>
          <table:table-cell office:value-type="string">
            <text:p>TreeBranch</text:p>
          </table:table-cell>
          <table:table-cell/>
        </table:table-row>
        <table:table-row table:style-name="ro1">
          <table:table-cell office:value-type="float" office:value="657041">
            <text:p>657041</text:p>
          </table:table-cell>
          <table:table-cell office:value-type="string">
            <text:p>/enforcement/enforcework/food-law/food-law-administration/food-law-1-5/</text:p>
          </table:table-cell>
          <table:table-cell office:value-type="string">
            <text:p>TreeBranch</text:p>
          </table:table-cell>
          <table:table-cell/>
        </table:table-row>
        <table:table-row table:style-name="ro1">
          <table:table-cell office:value-type="float" office:value="657076">
            <text:p>657076</text:p>
          </table:table-cell>
          <table:table-cell office:value-type="string">
            <text:p>/enforcement/enforcework/food-law/food-law-administration/food-law-1-6/</text:p>
          </table:table-cell>
          <table:table-cell office:value-type="string">
            <text:p>TreeBranch</text:p>
          </table:table-cell>
          <table:table-cell/>
        </table:table-row>
        <table:table-row table:style-name="ro1">
          <table:table-cell office:value-type="float" office:value="657081">
            <text:p>657081</text:p>
          </table:table-cell>
          <table:table-cell office:value-type="string">
            <text:p>/enforcement/enforcework/food-law/food-law-administration/food-law-1-7/</text:p>
          </table:table-cell>
          <table:table-cell office:value-type="string">
            <text:p>TreeBranch</text:p>
          </table:table-cell>
          <table:table-cell/>
        </table:table-row>
        <table:table-row table:style-name="ro1">
          <table:table-cell office:value-type="float" office:value="656523">
            <text:p>656523</text:p>
          </table:table-cell>
          <table:table-cell office:value-type="string">
            <text:p>/enforcement/enforcework/food-law/food-law-administration/food-law-inter-authority-matters/</text:p>
          </table:table-cell>
          <table:table-cell office:value-type="string">
            <text:p>TreeBranch</text:p>
          </table:table-cell>
          <table:table-cell/>
        </table:table-row>
        <table:table-row table:style-name="ro1">
          <table:table-cell office:value-type="float" office:value="656624">
            <text:p>656624</text:p>
          </table:table-cell>
          <table:table-cell office:value-type="string">
            <text:p>/enforcement/enforcework/food-law/food-law-administration/food-law-qualifications/</text:p>
          </table:table-cell>
          <table:table-cell office:value-type="string">
            <text:p>TreeBranch</text:p>
          </table:table-cell>
          <table:table-cell/>
        </table:table-row>
        <table:table-row table:style-name="ro1">
          <table:table-cell office:value-type="float" office:value="666765">
            <text:p>666765</text:p>
          </table:table-cell>
          <table:table-cell office:value-type="string">
            <text:p>/enforcement/enforcework/food-law/food-law-product-spec-est/5.2/</text:p>
          </table:table-cell>
          <table:table-cell office:value-type="string">
            <text:p>TreeBranch</text:p>
          </table:table-cell>
          <table:table-cell/>
        </table:table-row>
        <table:table-row table:style-name="ro1">
          <table:table-cell office:value-type="float" office:value="666765">
            <text:p>666765</text:p>
          </table:table-cell>
          <table:table-cell office:value-type="string">
            <text:p>/enforcement/enforcework/food-law/food-law-product-spec-est/5.2/</text:p>
          </table:table-cell>
          <table:table-cell office:value-type="string">
            <text:p>TreeBranch</text:p>
          </table:table-cell>
          <table:table-cell/>
        </table:table-row>
        <table:table-row table:style-name="ro1">
          <table:table-cell office:value-type="float" office:value="666771">
            <text:p>666771</text:p>
          </table:table-cell>
          <table:table-cell office:value-type="string">
            <text:p>/enforcement/enforcework/food-law/food-law-product-spec-est/53/</text:p>
          </table:table-cell>
          <table:table-cell office:value-type="string">
            <text:p>TreeBranch</text:p>
          </table:table-cell>
          <table:table-cell/>
        </table:table-row>
        <table:table-row table:style-name="ro1">
          <table:table-cell office:value-type="float" office:value="666794">
            <text:p>666794</text:p>
          </table:table-cell>
          <table:table-cell office:value-type="string">
            <text:p>/enforcement/enforcework/food-law/food-law-product-spec-est/54/</text:p>
          </table:table-cell>
          <table:table-cell office:value-type="string">
            <text:p>TreeBranch</text:p>
          </table:table-cell>
          <table:table-cell/>
        </table:table-row>
        <table:table-row table:style-name="ro1">
          <table:table-cell office:value-type="float" office:value="658221">
            <text:p>658221</text:p>
          </table:table-cell>
          <table:table-cell office:value-type="string">
            <text:p>/enforcement/enforcework/food-law/food-law-product-spec-est/food-law-prod-spec-est-approval/</text:p>
          </table:table-cell>
          <table:table-cell office:value-type="string">
            <text:p>TreeBranch</text:p>
          </table:table-cell>
          <table:table-cell/>
        </table:table-row>
        <table:table-row table:style-name="ro1">
          <table:table-cell office:value-type="float" office:value="657180">
            <text:p>657180</text:p>
          </table:table-cell>
          <table:table-cell office:value-type="string">
            <text:p>/enforcement/enforcework/food-law/food-law-section-2/food-law-21/</text:p>
          </table:table-cell>
          <table:table-cell office:value-type="string">
            <text:p>TreeBranch</text:p>
          </table:table-cell>
          <table:table-cell/>
        </table:table-row>
        <table:table-row table:style-name="ro1">
          <table:table-cell office:value-type="float" office:value="657183">
            <text:p>657183</text:p>
          </table:table-cell>
          <table:table-cell office:value-type="string">
            <text:p>/enforcement/enforcework/food-law/food-law-section-2/food-law-22/</text:p>
          </table:table-cell>
          <table:table-cell office:value-type="string">
            <text:p>TreeBranch</text:p>
          </table:table-cell>
          <table:table-cell/>
        </table:table-row>
        <table:table-row table:style-name="ro1">
          <table:table-cell office:value-type="float" office:value="657187">
            <text:p>657187</text:p>
          </table:table-cell>
          <table:table-cell office:value-type="string">
            <text:p>/enforcement/enforcework/food-law/food-law-section-2/food-law-23/</text:p>
          </table:table-cell>
          <table:table-cell office:value-type="string">
            <text:p>TreeBranch</text:p>
          </table:table-cell>
          <table:table-cell/>
        </table:table-row>
        <table:table-row table:style-name="ro1">
          <table:table-cell office:value-type="float" office:value="657193">
            <text:p>657193</text:p>
          </table:table-cell>
          <table:table-cell office:value-type="string">
            <text:p>/enforcement/enforcework/food-law/food-law-section-2/food-law-24/</text:p>
          </table:table-cell>
          <table:table-cell office:value-type="string">
            <text:p>TreeBranch</text:p>
          </table:table-cell>
          <table:table-cell/>
        </table:table-row>
        <table:table-row table:style-name="ro1">
          <table:table-cell office:value-type="float" office:value="657202">
            <text:p>657202</text:p>
          </table:table-cell>
          <table:table-cell office:value-type="string">
            <text:p>/enforcement/enforcework/food-law/food-law-section-2/food-law-25/</text:p>
          </table:table-cell>
          <table:table-cell office:value-type="string">
            <text:p>TreeBranch</text:p>
          </table:table-cell>
          <table:table-cell/>
        </table:table-row>
        <table:table-row table:style-name="ro1">
          <table:table-cell office:value-type="float" office:value="657303">
            <text:p>657303</text:p>
          </table:table-cell>
          <table:table-cell office:value-type="string">
            <text:p>/enforcement/enforcework/food-law/food-law-section-3/food-law-31/</text:p>
          </table:table-cell>
          <table:table-cell office:value-type="string">
            <text:p>TreeBranch</text:p>
          </table:table-cell>
          <table:table-cell/>
        </table:table-row>
        <table:table-row table:style-name="ro1">
          <table:table-cell office:value-type="float" office:value="657312">
            <text:p>657312</text:p>
          </table:table-cell>
          <table:table-cell office:value-type="string">
            <text:p>/enforcement/enforcework/food-law/food-law-section-3/food-law-32/</text:p>
          </table:table-cell>
          <table:table-cell office:value-type="string">
            <text:p>TreeBranch</text:p>
          </table:table-cell>
          <table:table-cell/>
        </table:table-row>
        <table:table-row table:style-name="ro1">
          <table:table-cell office:value-type="float" office:value="657340">
            <text:p>657340</text:p>
          </table:table-cell>
          <table:table-cell office:value-type="string">
            <text:p>/enforcement/enforcework/food-law/food-law-section-3/food-law-33/</text:p>
          </table:table-cell>
          <table:table-cell office:value-type="string">
            <text:p>TreeBranch</text:p>
          </table:table-cell>
          <table:table-cell/>
        </table:table-row>
        <table:table-row table:style-name="ro1">
          <table:table-cell office:value-type="float" office:value="657965">
            <text:p>657965</text:p>
          </table:table-cell>
          <table:table-cell office:value-type="string">
            <text:p>/enforcement/enforcework/food-law/food-law-section-3/food-law-35/</text:p>
          </table:table-cell>
          <table:table-cell office:value-type="string">
            <text:p>TreeBranch</text:p>
          </table:table-cell>
          <table:table-cell/>
        </table:table-row>
        <table:table-row table:style-name="ro1">
          <table:table-cell office:value-type="float" office:value="657969">
            <text:p>657969</text:p>
          </table:table-cell>
          <table:table-cell office:value-type="string">
            <text:p>/enforcement/enforcework/food-law/food-law-section-3/food-law-36/</text:p>
          </table:table-cell>
          <table:table-cell office:value-type="string">
            <text:p>TreeBranch</text:p>
          </table:table-cell>
          <table:table-cell/>
        </table:table-row>
        <table:table-row table:style-name="ro1">
          <table:table-cell office:value-type="float" office:value="657976">
            <text:p>657976</text:p>
          </table:table-cell>
          <table:table-cell office:value-type="string">
            <text:p>/enforcement/enforcework/food-law/food-law-section-3/food-law-37/</text:p>
          </table:table-cell>
          <table:table-cell office:value-type="string">
            <text:p>TreeBranch</text:p>
          </table:table-cell>
          <table:table-cell/>
        </table:table-row>
        <table:table-row table:style-name="ro1">
          <table:table-cell office:value-type="float" office:value="657979">
            <text:p>657979</text:p>
          </table:table-cell>
          <table:table-cell office:value-type="string">
            <text:p>/enforcement/enforcework/food-law/food-law-section-3/food-law-food-safety/</text:p>
          </table:table-cell>
          <table:table-cell office:value-type="string">
            <text:p>TreeBranch</text:p>
          </table:table-cell>
          <table:table-cell/>
        </table:table-row>
        <table:table-row table:style-name="ro1">
          <table:table-cell office:value-type="float" office:value="657961">
            <text:p>657961</text:p>
          </table:table-cell>
          <table:table-cell office:value-type="string">
            <text:p>/enforcement/enforcework/food-law/food-law-section-3/food-law-seizure-detention/</text:p>
          </table:table-cell>
          <table:table-cell office:value-type="string">
            <text:p>TreeBranch</text:p>
          </table:table-cell>
          <table:table-cell/>
        </table:table-row>
        <table:table-row table:style-name="ro1">
          <table:table-cell office:value-type="float" office:value="658197">
            <text:p>658197</text:p>
          </table:table-cell>
          <table:table-cell office:value-type="string">
            <text:p>/enforcement/enforcework/food-law/food-law-section-four/food-law-action-intervention/</text:p>
          </table:table-cell>
          <table:table-cell office:value-type="string">
            <text:p>TreeBranch</text:p>
          </table:table-cell>
          <table:table-cell/>
        </table:table-row>
        <table:table-row table:style-name="ro1">
          <table:table-cell office:value-type="float" office:value="658009">
            <text:p>658009</text:p>
          </table:table-cell>
          <table:table-cell office:value-type="string">
            <text:p>/enforcement/enforcework/food-law/food-law-section-four/food-law-inspections/</text:p>
          </table:table-cell>
          <table:table-cell office:value-type="string">
            <text:p>TreeBranch</text:p>
          </table:table-cell>
          <table:table-cell/>
        </table:table-row>
        <table:table-row table:style-name="ro1">
          <table:table-cell office:value-type="float" office:value="658022">
            <text:p>658022</text:p>
          </table:table-cell>
          <table:table-cell office:value-type="string">
            <text:p>/enforcement/enforcework/food-law/food-law-section-four/food-law-interventions-approved/</text:p>
          </table:table-cell>
          <table:table-cell office:value-type="string">
            <text:p>TreeBranch</text:p>
          </table:table-cell>
          <table:table-cell/>
        </table:table-row>
        <table:table-row table:style-name="ro1">
          <table:table-cell office:value-type="float" office:value="657985">
            <text:p>657985</text:p>
          </table:table-cell>
          <table:table-cell office:value-type="string">
            <text:p>/enforcement/enforcework/food-law/food-law-section-four/food-law-interventions/</text:p>
          </table:table-cell>
          <table:table-cell office:value-type="string">
            <text:p>TreeBranch</text:p>
          </table:table-cell>
          <table:table-cell/>
        </table:table-row>
        <table:table-row table:style-name="ro1">
          <table:table-cell office:value-type="float" office:value="658030">
            <text:p>658030</text:p>
          </table:table-cell>
          <table:table-cell office:value-type="string">
            <text:p>/enforcement/enforcework/food-law/food-law-section-four/food-law-ships-aircraft/</text:p>
          </table:table-cell>
          <table:table-cell office:value-type="string">
            <text:p>TreeBranch</text:p>
          </table:table-cell>
          <table:table-cell/>
        </table:table-row>
        <table:table-row table:style-name="ro1">
          <table:table-cell office:value-type="float" office:value="666820">
            <text:p>666820</text:p>
          </table:table-cell>
          <table:table-cell office:value-type="string">
            <text:p>/enforcement/enforcework/food-law/section7/71/</text:p>
          </table:table-cell>
          <table:table-cell office:value-type="string">
            <text:p>TreeBranch</text:p>
          </table:table-cell>
          <table:table-cell/>
        </table:table-row>
        <table:table-row table:style-name="ro1">
          <table:table-cell office:value-type="float" office:value="694419">
            <text:p>694419</text:p>
          </table:table-cell>
          <table:table-cell office:value-type="string">
            <text:p>/enforcement/enforcework/hygienescoresresources/hygieneratingtemplates/</text:p>
          </table:table-cell>
          <table:table-cell office:value-type="string">
            <text:p>TreeBranch</text:p>
          </table:table-cell>
          <table:table-cell/>
        </table:table-row>
        <table:table-row table:style-name="ro1">
          <table:table-cell office:value-type="float" office:value="679526">
            <text:p>679526</text:p>
          </table:table-cell>
          <table:table-cell office:value-type="string">
            <text:p>/enforcement/auditandmonitoring/auditdocs/</text:p>
          </table:table-cell>
          <table:table-cell office:value-type="string">
            <text:p>TreeBranch</text:p>
          </table:table-cell>
          <table:table-cell/>
        </table:table-row>
        <table:table-row table:style-name="ro1">
          <table:table-cell office:value-type="float" office:value="666507">
            <text:p>666507</text:p>
          </table:table-cell>
          <table:table-cell office:value-type="string">
            <text:p>/northern-ireland/safetyhygieneni/events/visitors-events/</text:p>
          </table:table-cell>
          <table:table-cell office:value-type="string">
            <text:p>Tree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5085">
            <text:p>665085</text:p>
          </table:table-cell>
          <table:table-cell office:value-type="string">
            <text:p>/northern-ireland/safetyhygieneni/events/business-events/</text:p>
          </table:table-cell>
          <table:table-cell office:value-type="string">
            <text:p>Tree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4617">
            <text:p>694617</text:p>
          </table:table-cell>
          <table:table-cell office:value-type="string">
            <text:p>/wales/about-fsa-wales/cymru/gorfodi/cshb/adnoddaucshb/templedi-hylendid/</text:p>
          </table:table-cell>
          <table:table-cell office:value-type="string">
            <text:p>Tree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5148">
            <text:p>695148</text:p>
          </table:table-cell>
          <table:table-cell office:value-type="string">
            <text:p>/wales/about-fsa-wales/cymru/newyddiondatgan/ymgyrchoedd/bwyd-dros-y-nadolig/</text:p>
          </table:table-cell>
          <table:table-cell office:value-type="string">
            <text:p>Tree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3086">
            <text:p>673086</text:p>
          </table:table-cell>
          <table:table-cell office:value-type="string">
            <text:p>/wales/about-fsa-wales/cymru/newyddiondatgan/ymgyrchoedd/wdb2013/</text:p>
          </table:table-cell>
          <table:table-cell office:value-type="string">
            <text:p>TreeBranch</text:p>
          </table:table-cell>
          <table:table-cell office:value-type="string">
            <text:p>e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6">00/00/0000</text:date>, <text:time style:data-style-name="N2" text:time-value="0000-00-00T15:44:25.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3T22:00:05.95</meta:creation-date>
    <meta:generator>LibreOffice/4.0.5.2$Windows_x86 LibreOffice_project/5464147a081647a250913f19c0715bca595af2f</meta:generator>
    <dc:date>2014-07-26T15:48:33.96</dc:date>
    <meta:editing-duration>P0D</meta:editing-duration>
    <meta:editing-cycles>2</meta:editing-cycles>
    <meta:document-statistic meta:table-count="1" meta:cell-count="133" meta:object-count="0"/>
  </office:meta>
</office:document-meta>
</file>